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el" fo:country="GR" officeooo:rsid="00137290" officeooo:paragraph-rsid="0013729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language="el" fo:country="GR" officeooo:rsid="00137290" officeooo:paragraph-rsid="00137290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el" fo:country="GR" officeooo:rsid="00137290" officeooo:paragraph-rsid="00137290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el" fo:country="GR" officeooo:rsid="0014f8c2" officeooo:paragraph-rsid="0014f8c2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el" fo:country="GR" officeooo:rsid="0015fe89" officeooo:paragraph-rsid="0015fe89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fe89"/>
    </style:style>
    <style:style style:name="T3" style:family="text">
      <style:text-properties officeooo:rsid="0014f8c2"/>
    </style:style>
    <style:style style:name="T4" style:family="text">
      <style:text-properties officeooo:rsid="0015fe8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ρογραμματιστικές Συμβάσεις</text:p>
      <text:p text:style-name="P2"/>
      <text:list xml:id="list2481653427" text:style-name="L1">
        <text:list-item>
          <text:p text:style-name="P3">Γενικά χρησιμοποιούμε <text:span text:style-name="T1">camelCase</text:span>. </text:p>
        </text:list-item>
        <text:list-item>
          <text:p text:style-name="P3">Τα ονόματα κλάσεων ξεκινάνε με κεφαλαίο. π.χ. <text:span text:style-name="T1">class</text:span> <text:span text:style-name="T1">MatrixFactorization</text:span></text:p>
        </text:list-item>
        <text:list-item>
          <text:p text:style-name="P3">Τα ονόματα μεταβλητών ξεκινάνε με πεζό. π.χ. <text:span text:style-name="T1">int</text:span> <text:span text:style-name="T1">totalAuctionsCounter</text:span></text:p>
        </text:list-item>
        <text:list-item>
          <text:p text:style-name="P3">Περιορίζουμε ονόματα σε 24 χαρακτήρες. π.χ. <text:span text:style-name="T1">totalLiveAuctionsIntegerCounter</text:span> → <text:span text:style-name="T1">totalLiveAuctions</text:span>.</text:p>
        </text:list-item>
        <text:list-item>
          <text:p text:style-name="P3">Όλα τα πεδία και οι συναρτήσεις είναι <text:span text:style-name="T1">static</text:span>, εκτός αν δεν γίνεται να είναι (δηλαδή αν χρειάζεται να χρησιμοποιηθούν από άλλο αρχείο)</text:p>
        </text:list-item>
        <text:list-item>
          <text:p text:style-name="P3">Χρησιμοποιούμε ελάχιστα σχόλια. Σε περίπτωση που χρειάζεται εξήγηση η υλοποίηση, ‘<text:span text:style-name="T3">σπάμε’ τον κώδικα ή εισάγουμε ‘ενδιάμεσα σημεία’ κώδικα που κάνουν πιο κατανοητή την λειτουργία. Δίνουμε προτεραιότητα στην αναγνωσιμότητα έναντι της λακωνικότητας και σε εύλογες περιπτώσεις έναντι επίδοσης. </text:span></text:p>
        </text:list-item>
        <text:list-item>
          <text:p text:style-name="P4">Πρώτα γράφουμε <text:span text:style-name="T1">documentation</text:span> και μετά κώδικα (ψευδο – <text:span text:style-name="T1">test</text:span> <text:span text:style-name="T1">driven</text:span> <text:span text:style-name="T1">development</text:span>). </text:p>
        </text:list-item>
        <text:list-item>
          <text:p text:style-name="P4">Στο <text:span text:style-name="T1">documentation</text:span> γράφουμε για κάθε μη στατική συνάρτηση: Είσοδο, έξοδο και σύντομη περιγραφή της λειτουργίας και για κάθε μη στατική κλάση μία σύντομη περιγραφή της έννοιας/οντότητας του ‘κόσμου’ που αναπαριστά (όπου έχει νόημα προφανώς)</text:p>
        </text:list-item>
        <text:list-item>
          <text:p text:style-name="P4">Βάζουμε #indef … #endif σε κάθε .h αρχείο.</text:p>
        </text:list-item>
        <text:list-item>
          <text:p text:style-name="P4">Σε κάθε .cpp αρχείο <text:span text:style-name="T4">η </text:span>κάθε συνάρτηση είναι πλησιέστερα <text:span text:style-name="T4">(από πάνω, αφού από κάτω θα έχει </text:span><text:span text:style-name="T2">error</text:span><text:span text:style-name="T4">) </text:span>στην πρώτη άλλη συνάρτηση που την χρησιμοποιεί (αν δεν χρησιμοποιείται από κάποια, τότε πλησιέστερα στο τέλος του αρχείου) και μεταξύ τους είναι ταξινομημένες όπως και στο αντίστοιχο .h αρχείο</text:p>
        </text:list-item>
        <text:list-item>
          <text:p text:style-name="P5">Χρησιμοποιούμε κοινές εκδόσεις στα εργαλεία (<text:span text:style-name="T1">compiler</text:span>, <text:span text:style-name="T1">libraries</text:span>, …) και τις συγκεκριμένες που αναφέρονται στις διαλέξεις (όπου αναφέρονται)</text:p>
        </text:list-item>
        <text:list-item>
          <text:p text:style-name="P5">Ενημερώνουμε κάθε εξέλιξη στην ανάπτυξη του <text:span text:style-name="T1">project</text:span> (ανάθεση <text:span text:style-name="T1">module</text:span>, ολοκλήρωση <text:span text:style-name="T1">module</text:span>, <text:span text:style-name="T1">bug</text:span> <text:span text:style-name="T1">reports</text:span>) μέσω κάποιου εργαλείου (μάλλον <text:span text:style-name="T1">JIRA</text:span>)</text:p>
        </text:list-item>
        <text:list-item>
          <text:p text:style-name="P5"/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1:48:16.647679120</meta:creation-date>
    <dc:date>2022-10-04T12:14:23.688373836</dc:date>
    <meta:editing-duration>PT5M6S</meta:editing-duration>
    <meta:editing-cycles>1</meta:editing-cycles>
    <meta:document-statistic meta:table-count="0" meta:image-count="0" meta:object-count="0" meta:page-count="1" meta:paragraph-count="14" meta:word-count="237" meta:character-count="1656" meta:non-whitespace-character-count="1441"/>
    <meta:generator>LibreOffice/7.3.6.2$Linux_X86_64 LibreOffice_project/30$Build-2</meta:generator>
  </office:meta>
</office:document-meta>
</file>